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14.677cm" fo:margin-left="-1.972cm" style:page-number="auto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a1.A" style:family="table-column">
      <style:table-column-properties style:column-width="5.57cm"/>
    </style:style>
    <style:style style:name="Tabla1.B" style:family="table-column">
      <style:table-column-properties style:column-width="9.107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59c5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9" style:family="table-cell">
      <style:table-cell-properties fo:background-color="#59c5c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4.76cm" fo:margin-left="-1.972cm" table:align="left"/>
    </style:style>
    <style:style style:name="Tabla2.A" style:family="table-column">
      <style:table-column-properties style:column-width="7.38cm"/>
    </style:style>
    <style:style style:name="Tabla2.A1" style:family="table-cell">
      <style:table-cell-properties fo:background-color="#009999" fo:padding="0.097cm" fo:border="0.05pt solid #000000">
        <style:background-image/>
      </style:table-cell-properties>
    </style:style>
    <style:style style:name="Tabla2.A2" style:family="table-cell">
      <style:table-cell-properties fo:background-color="#66cc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66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2" style:family="table-cell">
      <style:table-cell-properties fo:padding="0.097cm" fo:border-left="0.05pt solid #000000" fo:border-right="none" fo:border-top="none" fo:border-bottom="0.05pt solid #000000"/>
    </style:style>
    <style:style style:name="Tabla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3" style:family="table-cell">
      <style:table-cell-properties fo:padding="0.097cm" fo:border-left="0.05pt solid #000000" fo:border-right="none" fo:border-top="none" fo:border-bottom="0.05pt solid #000000"/>
    </style:style>
    <style:style style:name="Tabla2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b50" officeooo:paragraph-rsid="00198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b50" officeooo:paragraph-rsid="001a9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0ff" officeooo:paragraph-rsid="001a9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508a0" officeooo:paragraph-rsid="001a90f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1a90f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6583d" officeooo:paragraph-rsid="001a90ff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6583d" officeooo:paragraph-rsid="001a90ff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paragraph-rsid="001a90ff"/>
    </style:style>
    <style:style style:name="P9" style:family="paragraph" style:parent-style-name="Table_20_Contents">
      <style:paragraph-properties fo:text-align="start" style:justify-single-word="false"/>
      <style:text-properties officeooo:rsid="0006583d" officeooo:paragraph-rsid="001a90ff"/>
    </style:style>
    <style:style style:name="P10" style:family="paragraph" style:parent-style-name="Table_20_Contents">
      <style:paragraph-properties fo:text-align="start" style:justify-single-word="false"/>
      <style:text-properties officeooo:rsid="000508a0" officeooo:paragraph-rsid="001a90ff"/>
    </style:style>
    <style:style style:name="P11" style:family="paragraph" style:parent-style-name="Table_20_Contents">
      <style:paragraph-properties fo:text-align="start" style:justify-single-word="false"/>
      <style:text-properties officeooo:rsid="00072eb7" officeooo:paragraph-rsid="001a90ff"/>
    </style:style>
    <style:style style:name="P12" style:family="paragraph" style:parent-style-name="Standard">
      <style:text-properties officeooo:rsid="0016fad7" officeooo:paragraph-rsid="0016fad7"/>
    </style:style>
    <style:style style:name="P13" style:family="paragraph" style:parent-style-name="Standard">
      <style:text-properties officeooo:rsid="0016fad7" officeooo:paragraph-rsid="0017e25f"/>
    </style:style>
    <style:style style:name="P14" style:family="paragraph" style:parent-style-name="Standard">
      <style:text-properties officeooo:rsid="0016fad7" officeooo:paragraph-rsid="001a90ff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3e180" officeooo:paragraph-rsid="001a90ff" style:font-weight-asian="bold" style:font-weight-complex="bold"/>
    </style:style>
    <style:style style:name="P16" style:family="paragraph" style:parent-style-name="Standard" style:list-style-name="L1">
      <style:text-properties fo:font-size="11pt" officeooo:paragraph-rsid="0017e25f" style:font-size-asian="11pt" style:font-size-complex="11pt"/>
    </style:style>
    <style:style style:name="P17" style:family="paragraph" style:parent-style-name="Standard" style:list-style-name="L1">
      <style:text-properties fo:font-size="11pt" officeooo:rsid="001a90ff" officeooo:paragraph-rsid="001a90ff" style:font-size-asian="11pt" style:font-size-complex="11pt"/>
    </style:style>
    <style:style style:name="P18" style:family="paragraph" style:parent-style-name="Standard" style:list-style-name="L1">
      <style:text-properties fo:font-size="11pt" officeooo:rsid="0016fad7" officeooo:paragraph-rsid="0017e25f" style:font-size-asian="11pt" style:font-size-complex="11pt"/>
    </style:style>
    <style:style style:name="P19" style:family="paragraph" style:parent-style-name="Standard" style:list-style-name="L1">
      <style:text-properties fo:font-size="11pt" officeooo:rsid="00198b50" officeooo:paragraph-rsid="00198b50" style:font-size-asian="11pt" style:font-size-complex="11pt"/>
    </style:style>
    <style:style style:name="P20" style:family="paragraph" style:parent-style-name="Standard">
      <style:text-properties officeooo:rsid="001b5990" officeooo:paragraph-rsid="0016fad7"/>
    </style:style>
    <style:style style:name="P21" style:family="paragraph" style:parent-style-name="Standard">
      <style:text-properties officeooo:rsid="0016fad7" officeooo:paragraph-rsid="0016fad7"/>
    </style:style>
    <style:style style:name="P22" style:family="paragraph" style:parent-style-name="Standard">
      <style:text-properties officeooo:rsid="0016fad7" officeooo:paragraph-rsid="0017e25f"/>
    </style:style>
    <style:style style:name="P23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8b50" officeooo:paragraph-rsid="001a90f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a90ff" officeooo:paragraph-rsid="001a90f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25f" officeooo:paragraph-rsid="0017e2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b50" officeooo:paragraph-rsid="00198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rsid="001b5990" officeooo:paragraph-rsid="001b5990"/>
    </style:style>
    <style:style style:name="P28" style:family="paragraph" style:parent-style-name="Table_20_Contents">
      <style:paragraph-properties fo:text-align="start" style:justify-single-word="false"/>
      <style:text-properties officeooo:paragraph-rsid="001b5990"/>
    </style:style>
    <style:style style:name="P29" style:family="paragraph" style:parent-style-name="Table_20_Contents">
      <style:paragraph-properties fo:text-align="start" style:justify-single-word="false"/>
      <style:text-properties officeooo:paragraph-rsid="00198b50"/>
    </style:style>
    <style:style style:name="P30" style:family="paragraph" style:parent-style-name="Table_20_Contents">
      <style:paragraph-properties fo:text-align="start" style:justify-single-word="false"/>
      <style:text-properties officeooo:paragraph-rsid="001e233c"/>
    </style:style>
    <style:style style:name="P31" style:family="paragraph" style:parent-style-name="Table_20_Contents">
      <style:paragraph-properties fo:text-align="start" style:justify-single-word="false"/>
      <style:text-properties officeooo:rsid="0006583d" officeooo:paragraph-rsid="001a90ff"/>
    </style:style>
    <style:style style:name="P32" style:family="paragraph" style:parent-style-name="Table_20_Contents">
      <style:paragraph-properties fo:text-align="start" style:justify-single-word="false"/>
      <style:text-properties officeooo:rsid="001e233c" officeooo:paragraph-rsid="001e233c"/>
    </style:style>
    <style:style style:name="P33" style:family="paragraph" style:parent-style-name="Table_20_Contents">
      <style:paragraph-properties fo:text-align="start" style:justify-single-word="false"/>
      <style:text-properties officeooo:rsid="001f3770" officeooo:paragraph-rsid="001f3770"/>
    </style:style>
    <style:style style:name="T1" style:family="text">
      <style:text-properties officeooo:rsid="0015cd77"/>
    </style:style>
    <style:style style:name="T2" style:family="text">
      <style:text-properties officeooo:rsid="0016fad7"/>
    </style:style>
    <style:style style:name="T3" style:family="text">
      <style:text-properties officeooo:rsid="001a90ff"/>
    </style:style>
    <style:style style:name="T4" style:family="text">
      <style:text-properties officeooo:rsid="001b5990"/>
    </style:style>
    <style:style style:name="T5" style:family="text">
      <style:text-properties officeooo:rsid="001bb6b1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f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37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1bd934"/>
    </style:style>
    <style:style style:name="T10" style:family="text">
      <style:text-properties officeooo:rsid="001dcfd8"/>
    </style:style>
    <style:style style:name="T11" style:family="text">
      <style:text-properties officeooo:rsid="001e233c"/>
    </style:style>
    <style:style style:name="T12" style:family="text">
      <style:text-properties officeooo:rsid="001eee6f"/>
    </style:style>
    <style:style style:name="T13" style:family="text">
      <style:text-properties officeooo:rsid="001f3770"/>
    </style:style>
    <style:style style:name="T14" style:family="text">
      <style:text-properties fo:font-weight="bold" officeooo:rsid="001f377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Estilo predeterminado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5">Inversiones</text:p>
          </table:table-cell>
          <table:covered-table-cell/>
        </table:table-row>
        <table:table-row>
          <table:table-cell table:style-name="Tabla1.A2" office:value-type="string">
            <text:p text:style-name="P25">Local</text:p>
          </table:table-cell>
          <table:table-cell table:style-name="Tabla1.B2" office:value-type="string">
            <text:p text:style-name="P1">750€/mes.</text:p>
          </table:table-cell>
        </table:table-row>
        <table:table-row>
          <table:table-cell table:style-name="Tabla1.A3" office:value-type="string">
            <text:p text:style-name="P25">Maquinaria</text:p>
          </table:table-cell>
          <table:table-cell table:style-name="Tabla1.B3" office:value-type="string">
            <text:p text:style-name="P3">750€.</text:p>
          </table:table-cell>
        </table:table-row>
        <table:table-row>
          <table:table-cell table:style-name="Tabla1.A4" office:value-type="string">
            <text:p text:style-name="P25">Herramientas y utillaje</text:p>
          </table:table-cell>
          <table:table-cell table:style-name="Tabla1.B4" office:value-type="string">
            <text:p text:style-name="P1">250<text:span text:style-name="T5">€</text:span></text:p>
          </table:table-cell>
        </table:table-row>
        <table:table-row table:style-name="Tabla1.5">
          <table:table-cell table:style-name="Tabla1.A5" office:value-type="string">
            <text:p text:style-name="P25">Instalaciones</text:p>
          </table:table-cell>
          <table:table-cell table:style-name="Tabla1.B5" office:value-type="string">
            <text:p text:style-name="P1">60€</text:p>
          </table:table-cell>
        </table:table-row>
        <table:table-row>
          <table:table-cell table:style-name="Tabla1.A6" office:value-type="string">
            <text:p text:style-name="P25">Mobiliario y enseres de oficina</text:p>
          </table:table-cell>
          <table:table-cell table:style-name="Tabla1.B6" office:value-type="string">
            <text:p text:style-name="P1">600€</text:p>
          </table:table-cell>
        </table:table-row>
        <table:table-row table:style-name="Tabla1.7">
          <table:table-cell table:style-name="Tabla1.A7" office:value-type="string">
            <text:p text:style-name="P25">Equipos informáticos y de procesamiento de la información</text:p>
          </table:table-cell>
          <table:table-cell table:style-name="Tabla1.B7" office:value-type="string">
            <text:p text:style-name="P2">1000€</text:p>
          </table:table-cell>
        </table:table-row>
        <table:table-row>
          <table:table-cell table:style-name="Tabla1.A8" office:value-type="string">
            <text:p text:style-name="P25">Derechos duraderos o inversiones inmateriales</text:p>
          </table:table-cell>
          <table:table-cell table:style-name="Tabla1.B8" office:value-type="string">
            <text:p text:style-name="P3">2250€ </text:p>
          </table:table-cell>
        </table:table-row>
        <table:table-row>
          <table:table-cell table:style-name="Tabla1.A9" table:number-columns-spanned="2" office:value-type="string">
            <text:p text:style-name="P25">Gastos</text:p>
          </table:table-cell>
          <table:covered-table-cell/>
        </table:table-row>
        <table:table-row>
          <table:table-cell table:style-name="Tabla1.A10" office:value-type="string">
            <text:p text:style-name="P25">Gastos necesarios para constituir y poner en marcha la empresa</text:p>
          </table:table-cell>
          <table:table-cell table:style-name="Tabla1.B10" office:value-type="string">
            <text:p text:style-name="P29"><text:span text:style-name="T7">1</text:span><text:span text:style-name="T6">5</text:span><text:span text:style-name="T7">5</text:span><text:span text:style-name="T6">7</text:span><text:span text:style-name="T7">0€</text:span></text:p>
          </table:table-cell>
        </table:table-row>
        <table:table-row>
          <table:table-cell table:style-name="Tabla1.A11" office:value-type="string">
            <text:p text:style-name="P25">Stock</text:p>
          </table:table-cell>
          <table:table-cell table:style-name="Tabla1.B11" office:value-type="string">
            <text:p text:style-name="P1">150€</text:p>
          </table:table-cell>
        </table:table-row>
        <table:table-row>
          <table:table-cell table:style-name="Tabla1.A12" office:value-type="string">
            <text:p text:style-name="P25">Dinero en efectivo</text:p>
          </table:table-cell>
          <table:table-cell table:style-name="Tabla1.B12" office:value-type="string">
            <text:p text:style-name="P1">2500€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874173854" text:style-name="L1">
        <text:list-item>
          <text:p text:style-name="P16"><text:soft-page-break/>Aportarán, cada uno, <text:span text:style-name="T2">5000</text:span>€ en concepto de capital. <text:span text:style-name="T9">(capital social)</text:span></text:p>
        </text:list-item>
        <text:list-item>
          <text:p text:style-name="P16">Pedirán un préstamo de 2<text:span text:style-name="T1">5</text:span>00€ y se comprometerán a devolver <text:span text:style-name="T1">208,33</text:span>€ cada <text:span text:style-name="T1">mes</text:span> y también pagarán cada <text:span text:style-name="T1">mes</text:span> <text:span text:style-name="T1">7</text:span>€ en concepto de intereses. <text:span text:style-name="T9">(deudas a corto plazo)</text:span></text:p>
        </text:list-item>
        <text:list-item>
          <text:p text:style-name="P16">Alquilan un local en enero cuya renta asciende a <text:span text:style-name="T1">750</text:span>€/mes. <text:span text:style-name="T9">(terrenos y construcciones)</text:span></text:p>
        </text:list-item>
        <text:list-item>
          <text:p text:style-name="P16">Compran <text:span text:style-name="T3">equipos informáticos y de procesamiento de la información</text:span> en el mes de enero por valor de <text:span text:style-name="T1">1000</text:span>€ y lo pagan al contado. Se amortizará en un período de <text:span text:style-name="T1">5</text:span> años. <text:span text:style-name="T10">(Inmovilizado material)</text:span></text:p>
        </text:list-item>
        <text:list-item>
          <text:p text:style-name="P23">600€ en mesas, sillas, caja registradora, caja fuerte y estantes. <text:span text:style-name="T10">(mobiliario, inmovilizado material)</text:span></text:p>
        </text:list-item>
        <text:list-item>
          <text:p text:style-name="P24">Impresora 3D por valor de 750€. <text:span text:style-name="T10">(maquinaria, material)</text:span></text:p>
        </text:list-item>
        <text:list-item>
          <text:p text:style-name="P16">El seguro de incendio y robo cuesta 70€/año <text:span text:style-name="T2">se paga en Julio</text:span>.</text:p>
        </text:list-item>
        <text:list-item>
          <text:p text:style-name="P17">250€ en herramientas. <text:span text:style-name="T10">(material)</text:span></text:p>
        </text:list-item>
        <text:list-item>
          <text:p text:style-name="P18">Se prevén las siguientes ventas: Enero 170€, febrero 500€, marzo 334€, abril 1000€, mayo 750€, junio 1500€, julio 1303€, agosto 535€, septiembre 837€, octubre 1200€, noviembre 1100€, diciembre 3333€.</text:p>
        </text:list-item>
        <text:list-item>
          <text:p text:style-name="P18">Se gastarán en publicidad 350€.</text:p>
        </text:list-item>
        <text:list-item>
          <text:p text:style-name="P18">Se prevén los siguientes gastos en mercaderías: Enero, 1500€. Febrero, 1.000€. Marzo, 700€. Abril, 892€.</text:p>
          <text:p text:style-name="P18">Mayo, 500€. Junio, 600€. Julio, 700€. Agosto, 400€. Septiembre, 300€. Octubre, 600€.</text:p>
          <text:p text:style-name="P18">Noviembre, 900€. Diciembre, 1.600€.</text:p>
        </text:list-item>
        <text:list-item>
          <text:p text:style-name="P18">Somos tres socios-trabajadores y perciben un sueldo de 950€/mes.</text:p>
        </text:list-item>
        <text:list-item>
          <text:p text:style-name="P18">En concepto de tributos, pagan 48€ en febrero y 48€ en agosto.</text:p>
        </text:list-item>
        <text:list-item>
          <text:p text:style-name="P19">Stock 150€/mes.</text:p>
        </text:list-item>
        <text:list-item>
          <text:p text:style-name="P18">El banco abonará mensualmente 2% en concepto de interés por la cuenta corriente, empezando en enero.</text:p>
        </text:list-item>
        <text:list-item>
          <text:p text:style-name="P18">En concepto de suministros, se pagarán 60€/mes de enero a diciembre.</text:p>
        </text:list-item>
      </text:list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soft-page-break/></text:p>
      <table:table table:name="Tabla2" table:style-name="Tabla2">
        <table:table-column table:style-name="Tabla2.A" table:number-columns-repeated="2"/>
        <table:table-row>
          <table:table-cell table:style-name="Tabla2.A1" table:number-columns-spanned="2" office:value-type="string">
            <text:p text:style-name="P15">Balance de situación</text:p>
          </table:table-cell>
          <table:covered-table-cell/>
        </table:table-row>
        <table:table-row>
          <table:table-cell table:style-name="Tabla2.A2" office:value-type="string">
            <text:p text:style-name="P4">Activo</text:p>
          </table:table-cell>
          <table:table-cell table:style-name="Tabla2.B2" office:value-type="string">
            <text:p text:style-name="P4">Pasivo + Patrimonio Neto</text:p>
          </table:table-cell>
        </table:table-row>
        <table:table-row>
          <table:table-cell table:style-name="Tabla2.A13" office:value-type="string">
            <text:p text:style-name="P5"/>
          </table:table-cell>
          <table:table-cell table:style-name="Tabla2.B3" office:value-type="string">
            <text:p text:style-name="P4">Patrimonio Neto</text:p>
          </table:table-cell>
        </table:table-row>
        <table:table-row>
          <table:table-cell table:style-name="Tabla2.A13" office:value-type="string">
            <text:p text:style-name="P8"/>
          </table:table-cell>
          <table:table-cell table:style-name="Tabla2.B4" office:value-type="string">
            <text:p text:style-name="P28"><text:span text:style-name="T4">Capital Social 15000€</text:span></text:p>
          </table:table-cell>
        </table:table-row>
        <table:table-row>
          <table:table-cell table:style-name="Tabla2.A2" office:value-type="string">
            <text:p text:style-name="P4">Activo no corriente</text:p>
          </table:table-cell>
          <table:table-cell table:style-name="Tabla2.B2" office:value-type="string">
            <text:p text:style-name="P4">Pasivo no corriente</text:p>
          </table:table-cell>
        </table:table-row>
        <table:table-row>
          <table:table-cell table:style-name="Tabla2.A13" office:value-type="string">
            <text:p text:style-name="P10">a) Inmovilizado intangible:</text:p>
            <text:p text:style-name="P10"/>
          </table:table-cell>
          <table:table-cell table:style-name="Tabla2.B6" office:value-type="string">
            <text:p text:style-name="P11"/>
          </table:table-cell>
        </table:table-row>
        <table:table-row>
          <table:table-cell table:style-name="Tabla2.A13" office:value-type="string">
            <text:p text:style-name="P9">b) Inmovilizado material:</text:p>
            <text:p text:style-name="P30"><text:span text:style-name="T11">-Equipos informáticos: 1000€</text:span></text:p>
            <text:p text:style-name="P32">--Amortización: ????</text:p>
            <text:p text:style-name="P32">-<text:span text:style-name="T12">Mobiliario: 600€</text:span></text:p>
            <text:p text:style-name="P32">-<text:span text:style-name="T12">Maquinaria: 750€</text:span></text:p>
            <text:p text:style-name="P30"><text:span text:style-name="T11">-Herramientas 250€</text:span></text:p>
          </table:table-cell>
          <table:table-cell table:style-name="Tabla2.B7" office:value-type="string">
            <text:p text:style-name="P9"/>
          </table:table-cell>
        </table:table-row>
        <table:table-row>
          <table:table-cell table:style-name="Tabla2.A13" office:value-type="string">
            <text:p text:style-name="P9">c) Inversiones inmobiliarias: <text:s text:c="5"/>??<text:span text:style-name="T14">seguro</text:span></text:p>
            <text:p text:style-name="P9"><text:span text:style-name="T14"><text:s text:c="45"/>??publicidad</text:span></text:p>
            <text:p text:style-name="P32">Local: 750€</text:p>
            <text:p text:style-name="P9"/>
          </table:table-cell>
          <table:table-cell table:style-name="Tabla2.B8" office:value-type="string">
            <text:p text:style-name="P8"/>
          </table:table-cell>
        </table:table-row>
        <table:table-row>
          <table:table-cell table:style-name="Tabla2.A13" office:value-type="string">
            <text:p text:style-name="P9">d) Inmovilizado financiero:</text:p>
            <text:p text:style-name="P9"/>
          </table:table-cell>
          <table:table-cell table:style-name="Tabla2.B9" office:value-type="string">
            <text:p text:style-name="P8"/>
          </table:table-cell>
        </table:table-row>
        <table:table-row>
          <table:table-cell table:style-name="Tabla2.A2" office:value-type="string">
            <text:p text:style-name="P6">Activo corriente</text:p>
          </table:table-cell>
          <table:table-cell table:style-name="Tabla2.B2" office:value-type="string">
            <text:p text:style-name="P6">Pasivo corriente</text:p>
          </table:table-cell>
        </table:table-row>
        <table:table-row>
          <table:table-cell table:style-name="Tabla2.A13" office:value-type="string">
            <text:p text:style-name="P9">a) Existencias:</text:p>
            <text:p text:style-name="P33">Mercaderías: </text:p>
          </table:table-cell>
          <table:table-cell table:style-name="Tabla2.B11" office:value-type="string">
            <text:p text:style-name="P27">Deudas a corto plazo: </text:p>
            <text:p text:style-name="P27">Entidad de crédito 2500€</text:p>
          </table:table-cell>
        </table:table-row>
        <table:table-row>
          <table:table-cell table:style-name="Tabla2.A13" office:value-type="string">
            <text:p text:style-name="P9">b) Créditos pendientes de cobro:</text:p>
            <text:p text:style-name="P9"/>
          </table:table-cell>
          <table:table-cell table:style-name="Tabla2.B12" office:value-type="string">
            <text:p text:style-name="P8"/>
          </table:table-cell>
        </table:table-row>
        <table:table-row>
          <table:table-cell table:style-name="Tabla2.A13" office:value-type="string">
            <text:p text:style-name="P9">c) Efectivo:</text:p>
            <text:p text:style-name="P9"/>
          </table:table-cell>
          <table:table-cell table:style-name="Tabla2.B13" office:value-type="string">
            <text:p text:style-name="P8"/>
          </table:table-cell>
        </table:table-row>
        <table:table-row>
          <table:table-cell table:style-name="Tabla2.A2" office:value-type="string">
            <text:p text:style-name="P7">Total</text:p>
          </table:table-cell>
          <table:table-cell table:style-name="Tabla2.B2" office:value-type="string">
            <text:p text:style-name="P7">Total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03-05 </meta:initial-creator>
    <meta:creation-date>2020-01-27T09:42:01.352235542</meta:creation-date>
    <dc:date>2020-02-03T17:10:02.635000000</dc:date>
    <meta:editing-duration>PT1H12M36S</meta:editing-duration>
    <meta:editing-cycles>9</meta:editing-cycles>
    <meta:generator>LibreOffice/6.3.3.2$Windows_X86_64 LibreOffice_project/a64200df03143b798afd1ec74a12ab50359878ed</meta:generator>
    <meta:document-statistic meta:table-count="2" meta:image-count="0" meta:object-count="0" meta:page-count="4" meta:paragraph-count="68" meta:word-count="374" meta:character-count="2435" meta:non-whitespace-character-count="2095"/>
  </office:meta>
</office:document-meta>
</file>